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Trebuchet MS', TazuganeGothic, sans-serif"/>
    <style:font-face style:name="verdana" svg:font-family="verdan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222222" style:font-name="verdana" fo:font-size="10.5pt" fo:letter-spacing="normal" fo:font-style="normal" fo:font-weight="normal" officeooo:rsid="001c42e6" officeooo:paragraph-rsid="001c42e6"/>
    </style:style>
    <style:style style:name="P2" style:family="paragraph" style:parent-style-name="Text_20_body">
      <style:text-properties officeooo:rsid="001c42e6" officeooo:paragraph-rsid="001c42e6"/>
    </style:style>
    <style:style style:name="P3" style:family="paragraph" style:parent-style-name="Text_20_body" style:master-page-name="">
      <loext:graphic-properties draw:fill="none"/>
      <style:paragraph-properties fo:margin-left="0in" fo:margin-right="0in" fo:margin-top="0in" fo:margin-bottom="0.0972in" loext:contextual-spacing="false" fo:line-height="120%" fo:text-indent="0.25in" style:auto-text-indent="false" style:page-number="auto" fo:background-color="transparent"/>
    </style:style>
    <style:style style:name="P4" style:family="paragraph" style:parent-style-name="Text_20_body">
      <loext:graphic-properties draw:fill="none"/>
      <style:paragraph-properties fo:margin-left="0in" fo:margin-right="0in" fo:margin-top="0in" fo:margin-bottom="0.0972in" loext:contextual-spacing="false" fo:line-height="120%" fo:text-indent="0.25in" style:auto-text-indent="false" fo:background-color="transparent"/>
    </style:style>
    <style:style style:name="T1" style:family="text">
      <style:text-properties style:font-name="Open Sans" fo:font-size="12pt" fo:font-style="normal" fo:font-weight="normal"/>
    </style:style>
    <style:style style:name="T2" style:family="text">
      <style:text-properties fo:color="#000000" style:font-name="Open Sans" fo:font-size="12pt" fo:letter-spacing="normal" fo:font-style="italic" fo:font-weight="bold"/>
    </style:style>
    <style:style style:name="T3" style:family="text">
      <style:text-properties fo:color="#7974bd" style:font-name="Open Sans" fo:font-size="12pt" fo:letter-spacing="normal" fo:font-style="italic" style:text-underline-style="solid" style:text-underline-width="auto" style:text-underline-color="font-color" fo:font-weight="bold" fo:background-color="transparent" loext:char-shading-value="0"/>
    </style:style>
    <style:style style:name="T4" style:family="text">
      <style:text-properties fo:font-variant="normal" fo:text-transform="none" fo:color="#000000" style:font-name="Open Sans"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LAG=”urgent public safety issue”</text:p>
      <text:p text:style-name="Horizontal_20_Line"><text:a xlink:type="simple" xlink:href="https://motherboard.vice.com/en_us/article/59wkkk/fbi-hacker-says-apple-are-jerks-and-evil-geniuses-for-encrypting-iphones" text:style-name="Internet_20_link" text:visited-style-name="Visited_20_Internet_20_Link"/></text:p>
      <text:p text:style-name="Text_20_body"><text:a xlink:type="simple" xlink:href="https://motherboard.vice.com/en_us/article/59wkkk/fbi-hacker-says-apple-are-jerks-and-evil-geniuses-for-encrypting-iphones" text:style-name="Internet_20_link" text:visited-style-name="Visited_20_Internet_20_Link"/></text:p>
      <text:p text:style-name="Text_20_body"><text:a xlink:type="simple" xlink:href="https://motherboard.vice.com/en_us/article/59wkkk/fbi-hacker-says-apple-are-jerks-and-evil-geniuses-for-encrypting-iphones" text:style-name="Internet_20_link" text:visited-style-name="Visited_20_Internet_20_Link">https://motherboard.vice.com/en_us/article/59wkkk/fbi-hacker-says-apple-are-jerks-and-evil-geniuses-for-encrypting-iphones</text:a></text:p>
      <text:p text:style-name="P3">On Wednesday, at the the International Conference on Cyber Security in Manhattan, FBI forensic expert Stephen Flatley lashed out at Apple, calling the company “jerks,” and “evil geniuses” for making his and his colleagues' investigative work harder. For example, Flatley complained that Apple recently made password guesses slower, changing the hash iterations from 10,000 to 10,000,000.</text:p>
      <text:p text:style-name="P4">That means, he explained, that “password attempts speed went from 45 passwords a second to one every 18 seconds,” referring to the difficulty of cracking a password using a “brute force” method in which every possible permutation is tried. There are tools that can input thousands of passwords in a very short period of time—if the attempts per minute are limited, it becomes much harder and slower to crack.</text:p>
      <text:p text:style-name="P4">"Your crack time just went from two days to two months," Flatley said.</text:p>
      <text:p text:style-name="P4">“At what point is it just trying to one up things and at what point is it to thwart law enforcement?" he added. "Apple is pretty good at evil genius stuff."</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Trebuchet MS', TazuganeGothic, sans-serif"/>
    <style:font-face style:name="verdana" svg:font-family="verdan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nnings Zhang</meta:initial-creator>
    <meta:creation-date>2018-01-13T15:32:09.956634930</meta:creation-date>
    <dc:date>2018-01-13T15:40:51.004689102</dc:date>
    <dc:creator>Jennings Zhang</dc:creator>
    <meta:editing-duration>PT8M41S</meta:editing-duration>
    <meta:editing-cycles>2</meta:editing-cycles>
    <meta:generator>LibreOffice/5.4.4.2$Linux_X86_64 LibreOffice_project/40m0$Build-2</meta:generator>
    <meta:document-statistic meta:table-count="0" meta:image-count="0" meta:object-count="0" meta:page-count="1" meta:paragraph-count="6" meta:word-count="175" meta:character-count="1176" meta:non-whitespace-character-count="1008"/>
  </office:meta>
</office:document-meta>
</file>